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016" officeooo:paragraph-rsid="001d2016"/>
    </style:style>
    <style:style style:name="P2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d2016" officeooo:paragraph-rsid="001d2016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205d13" officeooo:paragraph-rsid="00205d1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officeooo:rsid="001d2016" officeooo:paragraph-rsid="001d2016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f15f7" officeooo:paragraph-rsid="001f15f7" style:font-size-asian="12pt" style:font-size-complex="12pt"/>
    </style:style>
    <style:style style:name="P6" style:family="paragraph" style:parent-style-name="Standard">
      <style:text-properties style:font-name="Liberation Serif" fo:font-size="12pt" fo:font-weight="bold" officeooo:rsid="00205d13" officeooo:paragraph-rsid="00205d13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fo:font-style="normal" fo:font-weight="normal" officeooo:rsid="00205d13" officeooo:paragraph-rsid="00205d1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205d13" officeooo:paragraph-rsid="00205d1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2080a8" officeooo:paragraph-rsid="002080a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f15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/>
    </style:style>
    <style:style style:name="T4" style:family="text">
      <style:text-properties fo:font-style="normal" fo:font-weight="normal" officeooo:rsid="001f15f7" style:font-style-asian="normal" style:font-weight-asian="normal"/>
    </style:style>
    <style:style style:name="T5" style:family="text">
      <style:text-properties officeooo:rsid="002080a8"/>
    </style:style>
    <style:style style:name="T6" style:family="text">
      <style:text-properties officeooo:rsid="0020ddb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3">Exercice 6 :</text:p>
      <text:p text:style-name="P3"/>
      <text:p text:style-name="P3"/>
      <text:p text:style-name="P3"/>
      <text:p text:style-name="P4"><text:s/><text:span text:style-name="T2">Identité de Schur : </text:span></text:p>
      <text:p text:style-name="P4">Soit<text:span text:style-name="T3"><draw:frame draw:style-name="fr1" draw:name="Objet2" text:anchor-type="as-char" svg:y="-0.683cm" svg:width="2.335cm" svg:height="1.115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 une matrice par blocs </text:span><text:span text:style-name="T4">de dimension (n+p)x(n+p) avec A,B,C,D de dimensions pxp, pxq, qxp, qxq .</text:span></text:p>
      <text:p text:style-name="P4"/>
      <text:p text:style-name="P5"><text:span text:style-name="T4">S</text:span><text:span text:style-name="T3">i D est inversible, alors la suivante est vrai</text:span></text:p>
      <text:p text:style-name="P4"/>
      <text:p text:style-name="P4"/>
      <text:p text:style-name="P4"><draw:frame draw:style-name="fr1" draw:name="Objet1" text:anchor-type="as-char" svg:y="-0.783cm" svg:width="9.589cm" svg:height="1.351cm" draw:z-index="0"><draw:object xlink:href="./Object 1" xlink:type="simple" xlink:show="embed" xlink:actuate="onLoad"/><draw:image xlink:href="./ObjectReplacements/Object 1" xlink:type="simple" xlink:show="embed" xlink:actuate="onLoad"/></draw:frame> <text:span text:style-name="T1">avec </text:span><text:span text:style-name="T1"><draw:frame draw:style-name="fr1" draw:name="Objet3" text:anchor-type="as-char" svg:y="-0.437cm" svg:width="3.106cm" svg:height="0.529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/>
      <text:p text:style-name="P4"/>
      <text:p text:style-name="P6">Invers<text:span text:style-name="T6">ion</text:span> d<text:span text:style-name="T5">es</text:span> matrice<text:span text:style-name="T5">s</text:span> triangulaire<text:span text:style-name="T5">s</text:span> par blocs : </text:p>
      <text:p text:style-name="P6"/>
      <text:p text:style-name="P7">Il nous un façon de inverser les matrices triangulaire<text:span text:style-name="T5">s</text:span> par blocs qu'on <text:s/>a trouvé. C'est à dire, un maniéré de trouver T telle que : </text:p>
      <text:p text:style-name="P7"/>
      <text:p text:style-name="P7"><draw:frame draw:style-name="fr1" draw:name="Objet4" text:anchor-type="as-char" svg:y="-0.684cm" svg:width="3.537cm" svg:height="1.184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5">pour les matrices triangulaires supérieures par blocs</text:span>.</text:p>
      <text:p text:style-name="P7"/>
      <text:p text:style-name="P7">On essaye de voir si on arrivera a construire un matrice T telle que :</text:p>
      <text:p text:style-name="P7"/>
      <text:p text:style-name="P7"><draw:frame draw:style-name="fr1" draw:name="Objet5" text:anchor-type="as-char" svg:y="-0.684cm" svg:width="2.205cm" svg:height="1.184cm" draw:z-index="4"><draw:object xlink:href="./Object 5" xlink:type="simple" xlink:show="embed" xlink:actuate="onLoad"/><draw:image xlink:href="./ObjectReplacements/Object 5" xlink:type="simple" xlink:show="embed" xlink:actuate="onLoad"/></draw:frame>.</text:p>
      <text:p text:style-name="P8"/>
      <text:p text:style-name="P8">La multiplication matricielle nous donne : </text:p>
      <text:p text:style-name="P8"/>
      <text:p text:style-name="P8"><draw:frame draw:style-name="fr1" draw:name="Objet6" text:anchor-type="as-char" svg:y="-0.716cm" svg:width="5.796cm" svg:height="1.184cm" draw:z-index="5"><draw:object xlink:href="./Object 6" xlink:type="simple" xlink:show="embed" xlink:actuate="onLoad"/><draw:image xlink:href="./ObjectReplacements/Object 6" xlink:type="simple" xlink:show="embed" xlink:actuate="onLoad"/></draw:frame>.</text:p>
      <text:p text:style-name="P8"/>
      <text:p text:style-name="P9">En faisant la même chose on trouve une règle pour les matrices triangulaire <text:span text:style-name="T6">inférieures.</text:span></text:p>
      <text:p text:style-name="P9"/>
      <text:p text:style-name="P9"/>
      <text:p text:style-name="P9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3:20:24.886214739</meta:creation-date>
    <dc:date>2014-12-17T14:13:14.367034902</dc:date>
    <meta:editing-duration>PT6M17S</meta:editing-duration>
    <meta:editing-cycles>3</meta:editing-cycles>
    <meta:generator>LibreOffice/4.2.4.2$Linux_X86_64 LibreOffice_project/420m0$Build-2</meta:generator>
    <meta:document-statistic meta:table-count="0" meta:image-count="0" meta:object-count="6" meta:page-count="1" meta:paragraph-count="13" meta:word-count="110" meta:character-count="624" meta:non-whitespace-character-count="519"/>
  </office:meta>
</office:document-meta>
</file>

<file path=Object 1/content.xml><?xml version="1.0" encoding="utf-8"?>
<math xmlns="http://www.w3.org/1998/Math/MathML" display="block">
  <semantics>
    <mrow>
      <mrow>
        <mi>M</mi>
        <mo stretchy="false">=</mo>
        <mrow>
          <mo fence="true" stretchy="true">(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I</mi>
                    <mi>q</mi>
                  </msub>
                </mtd>
                <mtd>
                  <mn>0</mn>
                </mtd>
              </mtr>
              <mtr>
                <mtd>
                  <mrow>
                    <mrow>
                      <mo stretchy="false">−</mo>
                      <msup>
                        <mi>D</mi>
                        <mrow>
                          <mo stretchy="false">−</mo>
                          <mn>1</mn>
                        </mrow>
                      </msup>
                    </mrow>
                    <mn>.</mn>
                    <mi>C</mi>
                  </mrow>
                </mtd>
                <mtd>
                  <msub>
                    <mi>I</mi>
                    <mi>q</mi>
                  </msub>
                </mtd>
              </mtr>
            </mtable>
          </mrow>
          <mo fence="true" stretchy="true">)</mo>
        </mrow>
      </mrow>
      <mn>.</mn>
      <mrow>
        <mo fence="true" stretchy="true">(</mo>
        <mrow>
          <mtable>
            <mtr>
              <mtd>
                <mi>S</mi>
              </mtd>
              <mtd>
                <mn>0</mn>
              </mtd>
            </mtr>
            <mtr>
              <mtd>
                <mn>0</mn>
              </mtd>
              <mtd>
                <msup>
                  <mi>D</mi>
                  <mrow>
                    <mo stretchy="false">−</mo>
                    <mn>1</mn>
                  </mrow>
                </msup>
              </mtd>
            </mtr>
          </mtable>
        </mrow>
        <mo fence="true" stretchy="true">)</mo>
      </mrow>
      <mn>.</mn>
      <mrow>
        <mo fence="true" stretchy="true">(</mo>
        <mrow>
          <mtable>
            <mtr>
              <mtd>
                <msub>
                  <mi>I</mi>
                  <mi>q</mi>
                </msub>
              </mtd>
              <mtd>
                <mrow>
                  <mrow>
                    <mo stretchy="false">−</mo>
                    <mi>B</mi>
                  </mrow>
                  <mn>.</mn>
                  <msup>
                    <mi>D</mi>
                    <mrow>
                      <mo stretchy="false">−</mo>
                      <mn>1</mn>
                    </mrow>
                  </msup>
                </mrow>
              </mtd>
            </mtr>
            <mtr>
              <mtd>
                <mn>0</mn>
              </mtd>
              <mtd>
                <msub>
                  <mi>I</mi>
                  <mi>q</mi>
                </msub>
              </mtd>
            </mtr>
          </mtable>
        </mrow>
        <mo fence="true" stretchy="true">)</mo>
      </mrow>
    </mrow>
    <annotation encoding="StarMath 5.0">M =left(matrix{A # B ## C # D}right) =  left(matrix{I_q # 0 ## -D^{-1}.C # I_q}right) .left(matrix{S # 0 ## 0 # D^{-1}}right).left(matrix{I_q # -B.D^{-1} ## 0 # I_q}right)</annotation>
  </semantics>
</math>
</file>

<file path=Object 2/content.xml><?xml version="1.0" encoding="utf-8"?>
<math xmlns="http://www.w3.org/1998/Math/MathML" display="block">
  <semantics>
    <mrow>
      <mi>M</mi>
      <mo stretchy="false">=</mo>
      <mrow>
        <mo fence="true" stretchy="true">(</mo>
        <mrow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</mtable>
        </mrow>
        <mo fence="true" stretchy="true">)</mo>
      </mrow>
    </mrow>
    <annotation encoding="StarMath 5.0">M =left(matrix{A # B ## C # D}right) </annotation>
  </semantics>
</math>
</file>

<file path=Object 3/content.xml><?xml version="1.0" encoding="utf-8"?>
<math xmlns="http://www.w3.org/1998/Math/MathML" display="block">
  <semantics>
    <mrow>
      <mrow>
        <mi>S</mi>
        <mo stretchy="false">=</mo>
        <mrow>
          <mi>A</mi>
          <mo stretchy="false">−</mo>
          <mi>B</mi>
        </mrow>
      </mrow>
      <mn>.</mn>
      <msup>
        <mi>D</mi>
        <mrow>
          <mo stretchy="false">−</mo>
          <mn>1</mn>
        </mrow>
      </msup>
      <mn>.</mn>
      <mi>C</mi>
    </mrow>
    <annotation encoding="StarMath 5.0">S = A - B.D^{-1}.C</annotation>
  </semantics>
</math>
</file>

<file path=Object 4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I</mi>
                </mtd>
                <mtd>
                  <mn>0</mn>
                </mtd>
              </mtr>
              <mtr>
                <mtd>
                  <mn>0</mn>
                </mtd>
                <mtd>
                  <mi>I</mi>
                </mtd>
              </mtr>
            </mtable>
          </mrow>
          <mo fence="true" stretchy="true">)</mo>
        </mrow>
        <mo stretchy="false">=</mo>
        <mi>T</mi>
      </mrow>
      <mn>.</mn>
      <mrow>
        <mo fence="true" stretchy="true">(</mo>
        <mrow>
          <mtable>
            <mtr>
              <mtd>
                <mi>I</mi>
              </mtd>
              <mtd>
                <mn>0</mn>
              </mtd>
            </mtr>
            <mtr>
              <mtd>
                <msub>
                  <mi>X</mi>
                  <mn>0</mn>
                </msub>
              </mtd>
              <mtd>
                <mi>I</mi>
              </mtd>
            </mtr>
          </mtable>
        </mrow>
        <mo fence="true" stretchy="true">)</mo>
      </mrow>
    </mrow>
    <annotation encoding="StarMath 5.0">left(matrix{ I # 0 ## 0 #I }right) = T . left( matrix{I # 0 ## X_0 # I}right)</annotation>
  </semantics>
</math>
</file>

<file path=Object 5/content.xml><?xml version="1.0" encoding="utf-8"?>
<math xmlns="http://www.w3.org/1998/Math/MathML" display="block">
  <semantics>
    <mrow>
      <mi>T</mi>
      <mo stretchy="false">=</mo>
      <mrow>
        <mo fence="true" stretchy="true">(</mo>
        <mrow>
          <mtable>
            <mtr>
              <mtd>
                <mi>I</mi>
              </mtd>
              <mtd>
                <mn>0</mn>
              </mtd>
            </mtr>
            <mtr>
              <mtd>
                <msub>
                  <mi>X</mi>
                  <mn>1</mn>
                </msub>
              </mtd>
              <mtd>
                <mi>I</mi>
              </mtd>
            </mtr>
          </mtable>
        </mrow>
        <mo fence="true" stretchy="true">)</mo>
      </mrow>
    </mrow>
    <annotation encoding="StarMath 5.0">T =left(matrix {I # 0 ## X_1 # I} right)</annotation>
  </semantics>
</math>
</file>

<file path=Object 6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I</mi>
                </mtd>
                <mtd>
                  <mrow>
                    <msub>
                      <mi>X</mi>
                      <mn>0</mn>
                    </msub>
                    <mo stretchy="false">+</mo>
                    <msub>
                      <mi>X</mi>
                      <mn>1</mn>
                    </msub>
                  </mrow>
                </mtd>
              </mtr>
              <mtr>
                <mtd>
                  <mn>0</mn>
                </mtd>
                <mtd>
                  <mi>I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i>I</mi>
                </mtd>
                <mtd>
                  <mn>0</mn>
                </mtd>
              </mtr>
              <mtr>
                <mtd>
                  <mn>0</mn>
                </mtd>
                <mtd>
                  <mi>I</mi>
                </mtd>
              </mtr>
            </mtable>
          </mrow>
          <mo fence="true" stretchy="true">)</mo>
        </mrow>
      </mrow>
      <mo stretchy="false">⇒</mo>
      <mrow>
        <msub>
          <mi>X</mi>
          <mn>0</mn>
        </msub>
        <mo stretchy="false">=</mo>
        <mrow>
          <mo stretchy="false">−</mo>
          <msub>
            <mi>X</mi>
            <mn>1</mn>
          </msub>
        </mrow>
      </mrow>
    </mrow>
    <annotation encoding="StarMath 5.0">left( matrix{ I # X_0+X_1 ## 0 # I} right) = left( matrix{ I # 0## 0 # I} right) drarrow  X_0 = -X_1</annotation>
  </semantics>
</math>
</file>